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f10d0c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2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style-name="gr1" draw:text-style-name="P1" svg:width="11.989cm" svg:height="6.748cm" svg:x="14.067cm" svg:y="0.301cm">
            <draw:object draw:notify-on-update-of-ranges="Feuille1.B2:Feuille1.B2 Feuille1.B3:Feuille1.B16 Feuille1.E2:Feuille1.E2 Feuille1.E3:Feuille1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306cm" svg:height="6.422cm" svg:x="1.39cm" svg:y="7.576cm">
            <draw:object draw:notify-on-update-of-ranges="Feuille1.B2:Feuille1.B2 Feuille1.B3:Feuille1.B16 Feuille1.F2:Feuille1.F2 Feuille1.F3:Feuille1.F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Gain (dB)</text:p>
          </table:table-cell>
          <table:table-cell table:style-name="ce1" office:value-type="string" calcext:value-type="string">
            <text:p>Phase (°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,15</text:p>
          </table:table-cell>
          <table:table-cell office:value-type="float" office:value="4.29" calcext:value-type="float">
            <text:p>4,29</text:p>
          </table:table-cell>
          <table:table-cell table:formula="of:=20*LOG([.D3]/[.C3])" office:value-type="float" office:value="-1.58699873712934" calcext:value-type="float">
            <text:p>-1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15" calcext:value-type="float">
            <text:p>5,15</text:p>
          </table:table-cell>
          <table:table-cell office:value-type="float" office:value="4.29" calcext:value-type="float">
            <text:p>4,29</text:p>
          </table:table-cell>
          <table:table-cell table:formula="of:=20*LOG([.D4]/[.C4])" office:value-type="float" office:value="-1.58699873712934" calcext:value-type="float">
            <text:p>-1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15" calcext:value-type="float">
            <text:p>5,15</text:p>
          </table:table-cell>
          <table:table-cell office:value-type="float" office:value="4.28" calcext:value-type="float">
            <text:p>4,28</text:p>
          </table:table-cell>
          <table:table-cell table:formula="of:=20*LOG([.D5]/[.C5])" office:value-type="float" office:value="-1.60726920056038" calcext:value-type="float">
            <text:p>-1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15" calcext:value-type="float">
            <text:p>5,15</text:p>
          </table:table-cell>
          <table:table-cell office:value-type="float" office:value="4.27" calcext:value-type="float">
            <text:p>4,27</text:p>
          </table:table-cell>
          <table:table-cell table:formula="of:=20*LOG([.D6]/[.C6])" office:value-type="float" office:value="-1.62758708032335" calcext:value-type="float">
            <text:p>-1,63</text:p>
          </table:table-cell>
          <table:table-cell office:value-type="float" office:value="-5.75" calcext:value-type="float">
            <text:p>-5,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15" calcext:value-type="float">
            <text:p>5,15</text:p>
          </table:table-cell>
          <table:table-cell office:value-type="float" office:value="4.23" calcext:value-type="float">
            <text:p>4,23</text:p>
          </table:table-cell>
          <table:table-cell table:formula="of:=20*LOG([.D7]/[.C7])" office:value-type="float" office:value="-1.70933723332297" calcext:value-type="float">
            <text:p>-1,71</text:p>
          </table:table-cell>
          <table:table-cell office:value-type="float" office:value="-8.06" calcext:value-type="float">
            <text:p>-8,06</text:p>
          </table:table-cell>
        </table:table-row>
        <table:table-row table:style-name="ro1">
          <table:table-cell/>
          <table:table-cell table:style-name="ce3" office:value-type="float" office:value="17.85" calcext:value-type="float">
            <text:p>17,85</text:p>
          </table:table-cell>
          <table:table-cell table:style-name="ce5" office:value-type="float" office:value="5.15" calcext:value-type="float">
            <text:p>5,15</text:p>
          </table:table-cell>
          <table:table-cell table:style-name="ce5" office:value-type="float" office:value="4.08" calcext:value-type="float">
            <text:p>4,08</text:p>
          </table:table-cell>
          <table:table-cell table:style-name="ce7" table:formula="of:=20*LOG([.D8]/[.C8])" office:value-type="float" office:value="-2.02294131902622" calcext:value-type="float">
            <text:p>-2,02</text:p>
          </table:table-cell>
          <table:table-cell table:style-name="ce5"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.15" calcext:value-type="float">
            <text:p>5,15</text:p>
          </table:table-cell>
          <table:table-cell office:value-type="float" office:value="4.05" calcext:value-type="float">
            <text:p>4,05</text:p>
          </table:table-cell>
          <table:table-cell table:formula="of:=20*LOG([.D9]/[.C9])" office:value-type="float" office:value="-2.08704411653045" calcext:value-type="float">
            <text:p>-2,09</text:p>
          </table:table-cell>
          <table:table-cell office:value-type="float" office:value="-18.7" calcext:value-type="float">
            <text:p>-18,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.15" calcext:value-type="float">
            <text:p>5,15</text:p>
          </table:table-cell>
          <table:table-cell office:value-type="float" office:value="3.5" calcext:value-type="float">
            <text:p>3,5</text:p>
          </table:table-cell>
          <table:table-cell table:formula="of:=20*LOG([.D10]/[.C10])" office:value-type="float" office:value="-3.35478369381831" calcext:value-type="float">
            <text:p>-3,3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.15" calcext:value-type="float">
            <text:p>5,15</text:p>
          </table:table-cell>
          <table:table-cell office:value-type="float" office:value="2.68" calcext:value-type="float">
            <text:p>2,68</text:p>
          </table:table-cell>
          <table:table-cell table:formula="of:=20*LOG([.D11]/[.C11])" office:value-type="float" office:value="-5.67344870024804" calcext:value-type="float">
            <text:p>-5,67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15" calcext:value-type="float">
            <text:p>5,15</text:p>
          </table:table-cell>
          <table:table-cell office:value-type="float" office:value="2.08" calcext:value-type="float">
            <text:p>2,08</text:p>
          </table:table-cell>
          <table:table-cell table:formula="of:=20*LOG([.D12]/[.C12])" office:value-type="float" office:value="-7.87487788156859" calcext:value-type="float">
            <text:p>-7,8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.15" calcext:value-type="float">
            <text:p>5,15</text:p>
          </table:table-cell>
          <table:table-cell office:value-type="float" office:value="1.15" calcext:value-type="float">
            <text:p>1,15</text:p>
          </table:table-cell>
          <table:table-cell table:formula="of:=20*LOG([.D13]/[.C13])" office:value-type="float" office:value="-13.0221877737516" calcext:value-type="float">
            <text:p>-13,0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.15" calcext:value-type="float">
            <text:p>5,15</text:p>
          </table:table-cell>
          <table:table-cell office:value-type="float" office:value="0.577" calcext:value-type="float">
            <text:p>0,577</text:p>
          </table:table-cell>
          <table:table-cell table:formula="of:=20*LOG([.D14]/[.C14])" office:value-type="float" office:value="-19.0126283177092" calcext:value-type="float">
            <text:p>-19,01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5.15" calcext:value-type="float">
            <text:p>5,15</text:p>
          </table:table-cell>
          <table:table-cell office:value-type="float" office:value="0.305" calcext:value-type="float">
            <text:p>0,305</text:p>
          </table:table-cell>
          <table:table-cell table:formula="of:=20*LOG([.D15]/[.C15])" office:value-type="float" office:value="-24.5501477938881" calcext:value-type="float">
            <text:p>-24,55</text:p>
          </table:table-cell>
          <table:table-cell office:value-type="float" office:value="-84.7" calcext:value-type="float">
            <text:p>-84,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.15" calcext:value-type="float">
            <text:p>5,15</text:p>
          </table:table-cell>
          <table:table-cell office:value-type="float" office:value="0.19" calcext:value-type="float">
            <text:p>0,19</text:p>
          </table:table-cell>
          <table:table-cell table:formula="of:=20*LOG([.D16]/[.C16])" office:value-type="float" office:value="-28.6610725617672" calcext:value-type="float">
            <text:p>-28,66</text:p>
          </table:table-cell>
          <table:table-cell office:value-type="float" office:value="-92.8" calcext:value-type="float">
            <text:p>-92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0:22:07.185467358</meta:creation-date>
    <meta:generator>LibreOffice/7.5.5.2$Linux_X86_64 LibreOffice_project/50$Build-2</meta:generator>
    <dc:date>2023-12-11T10:53:19.362303818</dc:date>
    <meta:editing-duration>PT31M8S</meta:editing-duration>
    <meta:editing-cycles>12</meta:editing-cycles>
    <meta:document-statistic meta:table-count="1" meta:cell-count="7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9cm" svg:height="6.749cm" xlink:href=".." xlink:type="simple" chart:class="chart:scatter" chart:style-name="ch1">
        <chart:legend chart:legend-position="end" svg:x="9.191cm" svg:y="3.075cm" style:legend-expansion="high" chart:style-name="ch2"/>
        <chart:plot-area chart:style-name="ch3" table:cell-range-address="Feuille1.B2:Feuille1.B16 Feuille1.E2:Feuille1.E16" chart:data-source-has-labels="row" svg:x="0.239cm" svg:y="0.134cm" svg:width="8.713cm" svg:height="6.481cm">
          <chart:coordinate-region svg:x="1.443cm" svg:y="0.333cm" svg:width="7.137cm" svg:height="6.0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16" chart:label-cell-address="Feuille1.E2:Feuille1.E2" chart:class="chart:scatter">
            <chart:domain table:cell-range-address="Feuille1.B3:Feuille1.B16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Gain (dB)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B3:Feuille1.B16</svg:desc>
                </draw:g>
              </table:table-cell>
              <table:table-cell office:value-type="float" office:value="-1.58699873712934">
                <text:p>-1.58699873712934</text:p>
                <draw:g>
                  <svg:desc>Feuille1.E3:Feuille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.58699873712934">
                <text:p>-1.58699873712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1.60726920056038">
                <text:p>-1.60726920056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.62758708032335">
                <text:p>-1.62758708032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1.70933723332297">
                <text:p>-1.70933723332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85">
                <text:p>17.85</text:p>
              </table:table-cell>
              <table:table-cell office:value-type="float" office:value="-2.02294131902622">
                <text:p>-2.02294131902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2.08704411653045">
                <text:p>-2.08704411653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-3.35478369381831">
                <text:p>-3.35478369381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-5.67344870024804">
                <text:p>-5.67344870024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-7.87487788156859">
                <text:p>-7.87487788156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-13.0221877737516">
                <text:p>-13.0221877737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-19.0126283177092">
                <text:p>-19.0126283177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  <table:table-cell office:value-type="float" office:value="-24.5501477938881">
                <text:p>-24.5501477938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-28.6610725617672">
                <text:p>-28.6610725617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07cm" svg:height="6.423cm" xlink:href=".." xlink:type="simple" chart:class="chart:scatter" chart:style-name="ch1">
        <chart:legend chart:legend-position="end" svg:x="9.534cm" svg:y="2.912cm" style:legend-expansion="high" chart:style-name="ch2"/>
        <chart:plot-area chart:style-name="ch3" table:cell-range-address="Feuille1.B2:Feuille1.B16 Feuille1.F2:Feuille1.F16" chart:data-source-has-labels="row" svg:x="0.246cm" svg:y="0.128cm" svg:width="9.042cm" svg:height="6.167cm">
          <chart:coordinate-region svg:x="1.158cm" svg:y="0.327cm" svg:width="7.758cm" svg:height="5.7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F3:Feuille1.F16" chart:label-cell-address="Feuille1.F2:Feuille1.F2" chart:class="chart:scatter">
            <chart:domain table:cell-range-address="Feuille1.B3:Feuille1.B16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Phase (°)</text:p>
                <draw:g>
                  <svg:desc>Feuille1.F2:Feui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B3:Feuille1.B16</svg:desc>
                </draw:g>
              </table:table-cell>
              <table:table-cell office:value-type="float" office:value="0">
                <text:p>0</text:p>
                <draw:g>
                  <svg:desc>Feuille1.F3:Feuille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8.06">
                <text:p>-8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85">
                <text:p>17.8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18.7">
                <text:p>-1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  <table:table-cell office:value-type="float" office:value="-84.7">
                <text:p>-8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-92.8">
                <text:p>-92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